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15">
      <style:text-properties fo:color="#000000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float" office:value="2" table:style-name="ce1">
            <text:p>2</text:p>
          </table:table-cell>
          <table:table-cell office:value-type="float" office:value="1.3299999999993799E-5" table:style-name="ce3">
            <text:p>1,33E-05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.7369999999999799E-4" table:style-name="ce2">
            <text:p>0,0001737</text:p>
          </table:table-cell>
          <table:table-cell table:number-columns-repeated="16382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9.8339999999999496E-4" table:style-name="ce2">
            <text:p>0,0009834</text:p>
          </table:table-cell>
          <table:table-cell table:number-columns-repeated="16382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6.2129999999999902E-3" table:style-name="ce2">
            <text:p>0,006213</text:p>
          </table:table-cell>
          <table:table-cell table:number-columns-repeated="16382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float" office:value="3.7708399999999899E-2" table:style-name="ce2">
            <text:p>0,0377084</text:p>
          </table:table-cell>
          <table:table-cell table:number-columns-repeated="16382"/>
        </table:table-row>
        <table:table-row table:style-name="ro1">
          <table:table-cell office:value-type="float" office:value="3264" table:style-name="ce1">
            <text:p>3264</text:p>
          </table:table-cell>
          <table:table-cell office:value-type="float" office:value="0.22989470000000001" table:style-name="ce2">
            <text:p>0,2298947</text:p>
          </table:table-cell>
          <table:table-cell table:number-columns-repeated="16382"/>
        </table:table-row>
        <table:table-row table:style-name="ro1">
          <table:table-cell office:value-type="float" office:value="7808" table:style-name="ce1">
            <text:p>7808</text:p>
          </table:table-cell>
          <table:table-cell office:value-type="float" office:value="1.2334524999999901" table:style-name="ce2">
            <text:p>1,2334525</text:p>
          </table:table-cell>
          <table:table-cell table:number-columns-repeated="16382"/>
        </table:table-row>
        <table:table-row table:style-name="ro1">
          <table:table-cell office:value-type="float" office:value="18176" table:style-name="ce1">
            <text:p>18176</text:p>
          </table:table-cell>
          <table:table-cell office:value-type="float" office:value="6.5949144000000004" table:style-name="ce2">
            <text:p>6,5949144</text:p>
          </table:table-cell>
          <table:table-cell table:number-columns-repeated="16382"/>
        </table:table-row>
        <table:table-row table:style-name="ro1">
          <table:table-cell office:value-type="float" office:value="41472" table:style-name="ce1">
            <text:p>41472</text:p>
          </table:table-cell>
          <table:table-cell office:value-type="float" office:value="34.272015600000003" table:style-name="ce2">
            <text:p>34,2720156</text:p>
          </table:table-cell>
          <table:table-cell table:number-columns-repeated="16382"/>
        </table:table-row>
        <table:table-row table:style-name="ro1">
          <table:table-cell office:value-type="float" office:value="93184" table:style-name="ce1">
            <text:p>93184</text:p>
          </table:table-cell>
          <table:table-cell office:value-type="float" office:value="176.40185399999999" table:style-name="ce2">
            <text:p>176,401854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">
            <draw:frame draw:z-index="1" draw:id="id0" draw:style-name="a0" draw:name="Graphique 2" svg:x="0.33333in" svg:y="0.11979in" svg:width="5.0125in" svg:height="3.031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6</meta:generator>
    <meta:initial-creator>Alexandra Dereze</meta:initial-creator>
    <dc:creator>Alexandra Dereze</dc:creator>
    <meta:creation-date>2021-04-02T18:14:02Z</meta:creation-date>
    <dc:date>2021-04-02T18:26:0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3" svg:stroke-width="0.02083in" svg:stroke-color="#ed7d31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5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regression-type="linear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8.25pt" svg:width="360.9pt" chart:style-name="Crt0">
        <chart:title chart:style-name="CT00">
          <text:p text:style-name="a0" text:class-names="" text:cond-style-name="">Temps d'exécution du tri par insertion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emps (en seconde)</text:p>
            </chart:title>
            <chart:grid chart:class="major" chart:style-name="GMa1"/>
          </chart:axis>
          <chart:series chart:values-cell-range-address="Feuil1.$B$1:.$B$11" chart:class="chart:scatter" chart:attached-axis="primary-y" chart:style-name="G0S1">
            <chart:domain table:cell-range-address="Feuil1.$A$1:.$A$10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